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FreeSans2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7cm" fo:min-width="3.691cm"/>
    </style:style>
    <style:style style:name="gr2" style:family="graphic" style:parent-style-name="standard">
      <style:graphic-properties draw:textarea-horizontal-align="justify" draw:textarea-vertical-align="middle" draw:auto-grow-height="false" fo:min-height="0.919cm" fo:min-width="2.46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3.05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191cm" svg:height="1.397cm" svg:x="14.234cm" svg:y="7.085cm">
          <text:p text:style-name="P1">Map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191cm" svg:height="1.397cm" svg:x="24.918cm" svg:y="11.281cm">
          <text:p text:style-name="P1">Person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191cm" svg:height="1.651cm" svg:x="18.749cm" svg:y="11.154cm">
          <text:p text:style-name="P1"><text:span text:style-name="T1">created b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329cm" svg:y1="8.482cm" svg:x2="18.749cm" svg:y2="11.98cm" draw:start-shape="id1" draw:start-glue-point="2" draw:end-shape="id2" draw:end-glue-point="6" svg:d="M16329 8482v3498h2420" svg:viewBox="0 0 2421 3499">
          <text:p/>
        </draw:connector>
        <draw:connector draw:style-name="gr3" draw:text-style-name="P1" draw:layer="layout" svg:x1="22.94cm" svg:y1="11.98cm" svg:x2="24.918cm" svg:y2="11.979cm" draw:start-shape="id2" draw:start-glue-point="10" draw:end-shape="id3" draw:end-glue-point="3" svg:d="M22940 11980h989v-1h989" svg:viewBox="0 0 1979 2">
          <text:p/>
        </draw:connector>
        <draw:custom-shape draw:style-name="gr1" draw:text-style-name="P1" xml:id="id5" draw:id="id5" draw:layer="layout" svg:width="4.191cm" svg:height="1.397cm" svg:x="2.434cm" svg:y="11.28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4.191cm" svg:height="1.651cm" svg:x="8.338cm" svg:y="11.154cm">
          <text:p text:style-name="P1"><text:span text:style-name="T1">has im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329cm" svg:y1="8.482cm" svg:x2="12.529cm" svg:y2="11.98cm" draw:start-shape="id1" draw:start-glue-point="2" draw:end-shape="id4" draw:end-glue-point="10" svg:d="M16329 8482v3498h-3800" svg:viewBox="0 0 3801 3499">
          <text:p/>
        </draw:connector>
        <draw:connector draw:style-name="gr3" draw:text-style-name="P1" draw:layer="layout" svg:x1="8.338cm" svg:y1="11.98cm" svg:x2="6.625cm" svg:y2="11.978cm" draw:start-shape="id4" draw:start-glue-point="6" draw:end-shape="id5" draw:end-glue-point="1" svg:d="M8338 11980h-857v-2h-856" svg:viewBox="0 0 1714 3">
          <text:p/>
        </draw:connector>
        <draw:custom-shape draw:style-name="gr1" draw:text-style-name="P1" xml:id="id6" draw:id="id6" draw:layer="layout" svg:width="4.191cm" svg:height="1.397cm" svg:x="24.921cm" svg:y="18.147cm">
          <text:p text:style-name="P1">Institute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4.191cm" svg:height="1.651cm" svg:x="24.915cm" svg:y="14.687cm">
          <text:p text:style-name="P1"><text:span text:style-name="T1">has me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7.016cm" svg:y1="18.147cm" svg:x2="27.011cm" svg:y2="16.338cm" draw:start-shape="id6" draw:start-glue-point="0" draw:end-shape="id7" draw:end-glue-point="8" svg:d="M27016 18147v-905h-5v-904" svg:viewBox="0 0 6 1810">
          <text:p/>
        </draw:connector>
        <draw:connector draw:style-name="gr3" draw:text-style-name="P1" draw:layer="layout" svg:x1="27.011cm" svg:y1="14.687cm" svg:x2="27.013cm" svg:y2="12.678cm" draw:start-shape="id7" draw:start-glue-point="4" draw:end-shape="id3" draw:end-glue-point="2" svg:d="M27011 14687v-1005h2v-1004" svg:viewBox="0 0 3 2010">
          <text:p/>
        </draw:connector>
        <draw:custom-shape draw:style-name="gr1" draw:text-style-name="P1" xml:id="id9" draw:id="id9" draw:layer="layout" svg:width="4.191cm" svg:height="1.397cm" svg:x="31.502cm" svg:y="7.1cm">
          <text:p text:style-name="P1">Place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4.191cm" svg:height="1.651cm" svg:x="22.542cm" svg:y="6.964cm">
          <text:p text:style-name="P1"><text:span text:style-name="T1">issued at</text:span></text:p>
          <text:p text:style-name="P1"><text:span text:style-name="T2">has current lo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8.425cm" svg:y1="7.783cm" svg:x2="22.542cm" svg:y2="7.79cm" draw:start-shape="id1" draw:start-glue-point="1" draw:end-shape="id8" draw:end-glue-point="6" svg:d="M18425 7783h2058v7h2059" svg:viewBox="0 0 4118 8">
          <text:p/>
        </draw:connector>
        <draw:connector draw:style-name="gr3" draw:text-style-name="P1" draw:layer="layout" svg:x1="26.733cm" svg:y1="7.79cm" svg:x2="31.502cm" svg:y2="7.798cm" draw:start-shape="id8" draw:start-glue-point="10" draw:end-shape="id9" draw:end-glue-point="3" svg:d="M26733 7790h2384v8h2385" svg:viewBox="0 0 4770 9">
          <text:p/>
        </draw:connector>
        <draw:custom-shape draw:style-name="gr2" draw:text-style-name="P2" xml:id="id10" draw:id="id10" draw:layer="layout" svg:width="4.191cm" svg:height="1.651cm" svg:x="31.495cm" svg:y="11.152cm">
          <text:p text:style-name="P1"><text:span text:style-name="T1">located 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29.112cm" svg:y1="18.845cm" svg:x2="33.591cm" svg:y2="12.803cm" draw:start-shape="id6" draw:start-glue-point="1" draw:end-shape="id10" draw:end-glue-point="8" svg:d="M29112 18845h4479v-6042" svg:viewBox="0 0 4480 6043">
          <text:p/>
        </draw:connector>
        <draw:connector draw:style-name="gr3" draw:text-style-name="P1" draw:layer="layout" svg:x1="29.109cm" svg:y1="11.979cm" svg:x2="31.495cm" svg:y2="11.978cm" draw:start-shape="id3" draw:start-glue-point="1" draw:end-shape="id10" draw:end-glue-point="6" svg:d="M29109 11979h1192v-1h1194" svg:viewBox="0 0 2387 2">
          <text:p/>
        </draw:connector>
        <draw:connector draw:style-name="gr3" draw:text-style-name="P1" draw:layer="layout" svg:x1="33.591cm" svg:y1="11.152cm" svg:x2="33.597cm" svg:y2="8.497cm" draw:start-shape="id10" draw:start-glue-point="4" draw:end-shape="id9" draw:end-glue-point="2" svg:d="M33591 11152v-1328h6v-1327" svg:viewBox="0 0 7 2656">
          <text:p/>
        </draw:connector>
        <draw:custom-shape draw:style-name="gr2" draw:text-style-name="P2" xml:id="id11" draw:id="id11" draw:layer="layout" svg:width="4.191cm" svg:height="1.651cm" svg:x="8.338cm" svg:y="6.957cm">
          <text:p text:style-name="P1"><text:span text:style-name="T1">is copy of</text:span></text:p>
          <text:p text:style-name="P1"><text:span text:style-name="T1">is base f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4.234cm" svg:y1="7.783cm" svg:x2="12.529cm" svg:y2="7.783cm" draw:start-shape="id1" draw:start-glue-point="3" draw:end-shape="id11" draw:end-glue-point="10" svg:d="M14234 7783h-1705" svg:viewBox="0 0 1706 1">
          <text:p/>
        </draw:connector>
        <draw:custom-shape draw:style-name="gr1" draw:text-style-name="P1" xml:id="id13" draw:id="id13" draw:layer="layout" svg:width="4.191cm" svg:height="1.397cm" svg:x="2.434cm" svg:y="14.642cm">
          <text:p text:style-name="P1">Reference</text:p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4.191cm" svg:height="1.651cm" svg:x="8.338cm" svg:y="14.514cm">
          <text:p text:style-name="P1"><text:span text:style-name="T1">part o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329cm" svg:y1="8.482cm" svg:x2="12.529cm" svg:y2="15.34cm" draw:start-shape="id1" draw:start-glue-point="2" draw:end-shape="id12" draw:end-glue-point="10" svg:d="M16329 8482v6858h-3800" svg:viewBox="0 0 3801 6859">
          <text:p/>
        </draw:connector>
        <draw:connector draw:style-name="gr3" draw:text-style-name="P1" draw:layer="layout" svg:x1="8.338cm" svg:y1="15.34cm" svg:x2="6.625cm" svg:y2="15.34cm" draw:start-shape="id12" draw:start-glue-point="6" draw:end-shape="id13" draw:end-glue-point="1" svg:d="M8338 15340h-1713" svg:viewBox="0 0 1714 1">
          <text:p/>
        </draw:connector>
        <draw:custom-shape draw:style-name="gr2" draw:text-style-name="P2" xml:id="id14" draw:id="id14" draw:layer="layout" svg:width="4.191cm" svg:height="1.651cm" svg:x="14.234cm" svg:y="18.019cm">
          <text:p text:style-name="P1"><text:span text:style-name="T1">published b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16.329cm" svg:y1="8.482cm" svg:x2="16.33cm" svg:y2="18.019cm" draw:start-shape="id1" draw:start-glue-point="2" draw:end-shape="id14" draw:end-glue-point="4" svg:d="M16329 8482v4768h1v4769" svg:viewBox="0 0 2 9538">
          <text:p/>
        </draw:connector>
        <draw:connector draw:style-name="gr3" draw:text-style-name="P1" draw:layer="layout" svg:x1="18.425cm" svg:y1="18.845cm" svg:x2="24.921cm" svg:y2="18.845cm" draw:start-shape="id14" draw:start-glue-point="10" draw:end-shape="id6" draw:end-glue-point="3" svg:d="M18425 18845h6496" svg:viewBox="0 0 6497 1">
          <text:p/>
        </draw:connector>
        <draw:frame draw:style-name="gr5" draw:text-style-name="P3" draw:layer="layout" svg:width="21.844cm" svg:height="3.302cm" svg:x="1.508cm" svg:y="1.635cm">
          <draw:text-box>
            <text:p><text:span text:style-name="T3">Model Draft for ÖsterreichischeDialektkartographie 1924-1956</text:span></text:p>
            <text:p/>
            <text:p><text:span text:style-name="T2">Author: Alexander Watzinger (alexander.watzinger@oeaw.ac.at)</text:span></text:p>
            <text:p><text:span text:style-name="T2">Version 0.0.1</text:span></text:p>
            <text:p><text:span text:style-name="T2">Last update: 2017-06-2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FreeSans2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1" fo:font-family="'Times New Roman'" style:font-family-generic="roman" fo:font-size="12pt" fo:language="en" fo:country="US" style:letter-kerning="true" style:font-name-asian="FreeSans1" style:font-family-asian="FreeSans" style:font-family-generic-asian="swiss" style:font-pitch-asian="variable" style:language-asian="hi" style:country-asian="IN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2" fo:font-family="Arial" style:font-family-generic="swiss" fo:font-size="14pt" style:font-name-asian="FreeSans1" style:font-family-asian="FreeSans" style:font-family-generic-asian="swiss" style:font-pitch-asian="variable" style:font-size-asian="14pt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="Times New Roman1" fo:font-family="'Times New Roman'" style:font-family-generic="roman"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imes New Roman1" fo:font-family="'Times New Roman'" style:font-family-generic="roman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imes New Roman1" fo:font-family="'Times New Roman'" style:font-family-generic="roman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4T11:54:25.526721380</meta:creation-date>
    <dc:date>2017-06-22T12:33:27.905654837</dc:date>
    <meta:editing-duration>PT8H3M14S</meta:editing-duration>
    <meta:editing-cycles>17</meta:editing-cycles>
    <meta:generator>LibreOffice/4.3.3.2$Linux_X86_64 LibreOffice_project/430m0$Build-2</meta:generator>
    <meta:document-statistic meta:object-count="31"/>
  </office:meta>
</office:document-meta>
</file>